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443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461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Now_20_that_20_you_20_have_20_listed_20_the_20_i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w that you have listed the 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uration (minutes) 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paration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Preheat oven to 180°C <text:s text:c="22"/>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Grease and flour a baking pan. <text:s text:c="10"/>(Warning: Never use a melted butter!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y Ingredients: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In a large bowl, whisk together flour, cocoa powder, baking soda, baking powder, and salt.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t Ingredients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In a separate bowl, whisk together sugar, eggs, oil, milk, and vanilla extract until well combined.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mbine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Gradually add the wet ingredients to the dry ingredients, mixing until just combined.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king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Pour batter into the prepared pan.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Bake until a toothpick inserted into the center comes out clean.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oling: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Let the cake cool in the pan before transferring it to a wire rack to cool completely.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ssemble the Cake layers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w_20_that_20_you_20_have_20_listed_20_the_20_in" style:display-name="PageStyle_Now that you have listed the 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6T13:08:19.980246039</dc:date>
    <meta:generator>LibreOffice/24.2.0.3$Linux_X86_64 LibreOffice_project/420$Build-3</meta:generator>
    <meta:editing-duration>PT25M46S</meta:editing-duration>
    <meta:editing-cycles>1</meta:editing-cycles>
    <meta:document-statistic meta:table-count="1" meta:cell-count="33" meta:object-count="0"/>
    <meta:user-defined meta:name="AppVersion">16.0300</meta:user-defined>
  </office:meta>
</office:document-meta>
</file>